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Lucida Grande"/>
    </style:style>
    <style:style style:name="T9" style:family="text">
      <style:text-properties style:font-name="AdineKirnberg-Script"/>
    </style:style>
    <style:style style:name="TableColumn1" style:family="table-column">
      <style:table-column-properties style:column-width="3.4625in" style:rel-column-width="32767*"/>
    </style:style>
  </office:automatic-styles>
  <office:body>
    <office:text>
      <text:p text:style-name="P1"/>
      <text:p text:style-name="P2">張萬康   |  2020.01.09 12:37   |   <text:a xlink:type="simple" xlink:href="http://palinfo.habago.org/Entry?Command=Information_PrintForum&amp;#FORUM38386"><text:span text:style-name="T1">#</text:span></text:a></text:p>
      <text:p text:style-name="P3">書楷兄，你講的可能是「蔡英文後援會」臉書網站的倒戈？夜半有朋友遞給我。在我看起來是假裝被藍營駭客po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 <text:line-break/>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 <text:line-break/>鼓動青年這樣仇恨、謾罵、猛酸老人家投韓是不恰當的，至少老人家還真沒說他們什麼，不會有那樣沒口德的用詞。</text:p>
      <text:p text:style-name="P2">張萬康   |  2020.01.09 12:17   |   <text:a xlink:type="simple" xlink:href="http://palinfo.habago.org/Entry?Command=Information_PrintForum&amp;#FORUM38385"><text:span text:style-name="T1">#</text:span></text:a></text:p>
      <text:p text:style-name="P4">坊間庶民通常敬稱別人大哥。早餐店會叫帥哥。陳真大哥2020.01.08 19:45這篇很感人，夜半讀了覺得蕩氣迴腸，醇厚之情，傷逝過去，惜敬眼前，很想留言說謝謝陳真但暫且忍住。我貼到豆瓣網站，上午發現一大陸女生留言說：「陈真这篇太动人了，表白韩国瑜，照出自己的灵魂。」對韓國瑜表白的意思（打趣像談戀愛，重點是最後一句。） <text:line-break/>「投給自己」這句教了我，很受用。我覺這句很謙卑。雖然可能與陳真的原意無關。 <text:line-break/><text:line-break/>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 <text:line-break/>我想到另一個庶民，白色恐怖「麻豆案」受難者陳水泉，他們家族也是做農的、做工的。去年11月下旬在陳明忠過世後不久也走了，92歲。他坐牢33年7個月。他是老革命，但綠營略過他，藍營也不提。他的紀錄片很棒，講話特有味道。滄桑但飄逸的老人家。大家有空看看。 <text:line-break/><text:a xlink:type="simple" xlink:href="https://www.youtube.com/watch?v=PloEgn64U6c"><text:span text:style-name="T2">https://www.youtube.com/watch?v=PloEgn64U6c</text:span></text:a></text:p>
      <text:p text:style-name="P2">陳真   |  2020.01.09 12:08   |   <text:a xlink:type="simple" xlink:href="http://palinfo.habago.org/Entry?Command=Information_PrintForum&amp;#FORUM38384"><text:span text:style-name="T1">#</text:span></text:a></text:p>
      <text:p text:style-name="P3">書楷， <text:line-break/><text:line-break/>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 <text:line-break/><text:line-break/>我不是說那篇投書就是以這樣一種心態被處理，而是說，每天數以千萬計的訊息，我們哪需要特別去關注其中的一點點點點點點小花邊？它不具有絲毫意義我覺得。 <text:line-break/><text:line-break/>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 <text:line-break/><text:line-break/>川普基本上不走軍事路線，但是，暗殺或丟丟飛彈，這是美國總統每天的家庭作業；對他們而言，完全比放煙火還稀鬆平常。煙火一年才放個幾次，但是，丟炸彈或無人機暗殺卻是每一天的日常作業。 <text:line-break/><text:line-break/>美伊雙方都很怕真的幹起來。他們現在應該是忙著在協商看要怎麼偷偷善後吧。這事除非擦槍走火，否則應該就沒事了。我是這麼看啦。美國不可能笨到真的和伊朗打，因為那意味著中美爭霸戰提前結束，中國獲勝。</text:p>
      <text:p text:style-name="P2">陳真   |  2020.01.09 11:49   |   <text:a xlink:type="simple" xlink:href="http://palinfo.habago.org/Entry?Command=Information_PrintForum&amp;#FORUM38383"><text:span text:style-name="T1">#</text:span></text:a></text:p>
      <text:p text:style-name="P4">卡韓政變 (229)：人品是一切的一切 <text:line-break/><text:line-break/>陳真 2020. 01. 09. <text:line-break/><text:line-break/><text:line-break/>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 <text:line-break/><text:line-break/>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 <text:line-break/><text:line-break/>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   <text:line-break/><text:line-break/>報載，韓國瑜這兩天在臉書發文感嘆： <text:line-break/><text:line-break/>「今天我們清楚地看到由民進黨新潮流派系的新文化青年工作隊，教導那些1450可以用反串的方式打出非常不理性的留言假裝自己是韓粉！接著，他們再用力譴責這些假留言，帶出『韓粉不理性』的風向，以一擋百汙衊我們的支持者！」 <text:line-break/><text:line-break/>韓國瑜請大家仔細思考一下：這個黨，「這樣的一種教唆惡意抹黑真的是公平合理嗎？年輕人你們不應該憤怒嗎？有一群人這樣有組織、有計畫地想操控你們的心智，你們不害怕嗎？」 <text:line-break/><text:line-break/>這裏有一些圖片，不妨看看： <text:line-break/><text:line-break/>https://bit.ly/35w7dxy <text:line-break/><text:line-break/>不過，這些都只能算是小兒科，算是一種形象的醜化，讓人對韓產生惡感或不信任感。但是，更可怕的不是醜化，而是空穴來風，無中生有。   <text:line-break/><text:line-break/>這樣一種全面性的造謠抹黑文化不是今天才有的現象，而是存在至少20年！方式千變萬化，極盡卑劣之能事。舉個例，人渣黨抹黑的無數方式之一就是「冒充栽贓」、「自我引用」與「大量散發」三部曲。 <text:line-break/><text:line-break/>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 <text:line-break/><text:line-break/>這一百個名字，也許同一人，也許同樣幾個人，交叉使用，並且四處留言、張貼或是轉寄、轉寄再轉寄。 <text:line-break/><text:line-break/>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一直這樣下去。就這樣到處留言、轉寄轉寄再轉寄，寄給我這個「真的」陳真的同學或同事或學界或醫界的網站、論壇或EMAIL群組或系所信箱及討論群等等等等等。 <text:line-break/><text:line-break/>這時候，如果你是我，你會如何？只能忍受一切、任其誣衊不是嗎？公眾人物很容易可以為自己澄清，但非公眾人物則只能抱著像「耶穌被釘上十字架」那樣一種情懷來面對。 <text:line-break/><text:line-break/>耶穌是什麼樣的情懷呢？連耶穌也受不了這樣的痛苦，於是他祈求天父說：如果可以的話，請移除苦杯；但若這是祢的旨意，那就請祢拿我當器皿，讓祢的旨意遍行天下吧！有一天，當我們死的時候，我們要活在那永遠的世界。 <text:line-break/><text:line-break/>我差不多已經將近18年不曾再去任何網站留言 (當然也不會去看。我每天只看巴勒網)，因為網路世界實在太骯髒太卑鄙，不是正常人所能想像與應付。因此，我向來只會在巴勒網講話，因為這個地方由我管理，肯定是全台灣最乾淨、最有言論自由的一個地方了。 <text:line-break/><text:line-break/>人渣黨之擅於造謠抹黑，由來已久，有了網路之後，更是如蛆添翼，十分可怕。 <text:line-break/><text:line-break/>我想說的一個觀念是：人品是一切的一切。沒有人品，什麼都不是。政治人物更是如此。結婚交友也一樣，看對象要看什麼？看對方的人品就夠了，其他都不重要。 <text:line-break/><text:line-break/>投票也沒什麼訣竅，有人說要看候選人的什麼政見，那個全是傻話，政見誰都會講不是嗎？惟有真心，才可能有所作為。投票最重要的當然還是要看人品。有了人品，再來說其他。若是人渣，管他什麼顏色的人渣，依舊是人渣。 <text:line-break/><text:line-break/>韓國瑜說得對，「使用骯髒手段從事選舉者，目的只有一個，就是撈錢；越是骯髒，越是大撈特撈。」 <text:line-break/><text:line-break/>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 <text:line-break/><text:line-break/>選舉跟結婚交友看對象的原理差不多。你要會「看」，看出一個人的內在本性與外在屬性。 <text:line-break/><text:line-break/>底下有兩段視頻，我覺得很傳神，大家不妨比較「看看」，看你看了之後有何感覺。不管是魔鬼或天使，其實都是「藏在細節中」。一個人是什麼樣的人，我覺得一眼就能看得出來。你看得出來嗎？ <text:line-break/><text:line-break/>1分到1分53秒： <text:line-break/><text:line-break/>https://bit.ly/35zwVkW <text:line-break/><text:line-break/>4:33-5:13 (特別是4:50 到5:13更是精華)： <text:line-break/><text:line-break/>https://bit.ly/36EBRq2 <text:line-break/><text:line-break/>以下是韓國瑜昨天的專訪，我也覺得值得一看： <text:line-break/><text:line-break/>https://bit.ly/303O6K5 <text:line-break/><text:line-break/>=================== <text:line-break/><text:line-break/>藍控拿公帑吸收學生當打手！點名謝長廷 培訓假韓粉 <text:line-break/><text:line-break/>中國時報 /  2020年1月7日 <text:line-break/><text:line-break/>韓國瑜競辦6日召開「抓到了！網軍操作假韓粉」記者會，總發言人王淺秋拿出證據，指控新文化基金會培養網軍，並有完整教戰守則。（王英豪攝） <text:line-break/><text:line-break/>又抓到了！韓國瑜競辦發言人王淺秋、國民黨高雄市議員陳美雅昨日踢爆，隸屬駐日代表謝長廷的新文化基金會，「假文化之名，吸收政府預算，行政治打手之實」，以公部門預算訓練網軍，培養「楊蕙如們」，反串韓粉攻擊政敵。 <text:line-break/><text:line-break/>辦研習營 授反串6招攻擊韓 <text:line-break/><text:line-break/>謝長廷於1992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 <text:line-break/><text:line-break/>王淺秋表示，新文化青年工作隊竟授課「教你假韓粉」，傳授6招如何反串韓粉去留言。臉書專頁上，並有多張惡意修圖攻擊韓國瑜的照片，例如「吳韓會懶人包」、「天啊他好會吹阿韓粉們」等猥褻照片、文字，以及宣傳民進黨和批評政敵的圖片。 <text:line-break/><text:line-break/>王淺秋說，新文化青年工作隊所舉辦的營隊，每屆都在洗腦學生，教他們怎麼反串做網軍，該基金會向各界申請補助，包括文化部5萬、青發署2萬、食藥署1萬、環保署10萬、台灣民主基金會10萬、台北悠遊卡公司10萬、合庫10萬、葉菊蘭的觀光協會10萬等，每年補助總額大概是119萬，申請來給學生們當工讀金，要他們反串韓粉上網貼文，做些說謊假造的詐騙行為。</text:p>
      <text:p text:style-name="P2">林書楷   |  2020.01.09 11:36   |   <text:a xlink:type="simple" xlink:href="http://palinfo.habago.org/Entry?Command=Information_PrintForum&amp;#FORUM38382"><text:span text:style-name="T1">#</text:span></text:a></text:p>
      <text:p text:style-name="P3">看到當下的反應是，不會放棄蔡英文了吧？怎麼一反之前讚頌的常態。後來發現有人說這位Kent Wang是國民黨智庫的寫手，投書國家利益。綠營現在很用力地在打這篇新聞，說國民黨造謠外媒不支持蔡英文⋯⋯。 <text:line-break/><text:line-break/>臉書昨天有菜粉專頁倒戈，我想這回是不是台灣能有機會在韓國瑜的旋風下撥亂反正。尤其美國佬最近暗殺了伊朗的政要，難不成真的那麼有信心兩線作戰？</text:p>
      <text:p text:style-name="P2">謝穎芝   |  2020.01.09 09:56   |   <text:a xlink:type="simple" xlink:href="http://palinfo.habago.org/Entry?Command=Information_PrintForum&amp;#FORUM38381"><text:span text:style-name="T1">#</text:span></text:a></text:p>
      <text:p text:style-name="P4">主導假共諜案的幕後藏鏡人浮出檯面上了！ <text:line-break/><text:line-break/>國民黨召開「抓到了！民進黨介入王立強假共諜案？」記者會，由副秘書長蔡正元主持，現場並有錄音內容原音重現。https://reurl.cc/0zqLQK </text:p>
      <text:p text:style-name="P5"><text:span text:style-name="T3">陳真</text:span><text:span text:style-name="T4"><text:s/>  |  2020.01.08 19:45   |   </text:span><text:a xlink:type="simple" xlink:href="http://palinfo.habago.org/Entry?Command=Information_PrintForum&amp;iPage=1#FORUM38380"><text:span text:style-name="T5">#</text:span></text:a></text:p>
      <text:p text:style-name="P6"><text:span text:style-name="T4">卡韓政變</text:span><text:span text:style-name="T6"><text:s/>(228)</text:span><text:span text:style-name="T4">：投給自己</text:span><text:span text:style-name="T6"><text:line-break/><text:line-break/></text:span><text:span text:style-name="T4">陳真</text:span><text:span text:style-name="T6"><text:s/>2020. 01. 08. <text:line-break/><text:line-break/><text:line-break/></text:span><text:span text:style-name="T4">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6"><text:line-break/><text:line-break/></text:span><text:span text:style-name="T4">我們應當明白：投票從來都不是投給誰，而是投給自己，投給生活，投給一種希望，投給一種關乎善惡美醜的好惡與判斷；讓政治變成我們的生活，我們的前途依靠，而不是他們的權位掠奪與金錢遊戲。</text:span><text:span text:style-name="T6"><text:line-break/><text:line-break/></text:span><text:span text:style-name="T4">在我自己的評價裏，</text:span><text:span text:style-name="T6">"</text:span><text:span text:style-name="T4">黨外</text:span><text:span text:style-name="T6">" </text:span><text:span text:style-name="T4">已經消失整整</text:span><text:span text:style-name="T6">30</text:span><text:span text:style-name="T4">年，打從</text:span><text:span text:style-name="T6">1990</text:span><text:span text:style-name="T4">年開始，政治就開始遭到卑鄙的利用與剽竊，成為政客及其走狗文人的斂財奪權工具；直到</text:span><text:span text:style-name="T6">30</text:span><text:span text:style-name="T4">年後的今天，</text:span><text:span text:style-name="T6">"</text:span><text:span text:style-name="T4">黨外</text:span><text:span text:style-name="T6">" </text:span><text:span text:style-name="T4">似乎才又捲土重來。</text:span><text:span text:style-name="T6"><text:line-break/><text:line-break/>====================<text:line-break/><text:line-break/></text:span><text:span text:style-name="T4">卡韓政變</text:span><text:span text:style-name="T6"><text:s/>(79)</text:span><text:span text:style-name="T4">：</text:span><text:span text:style-name="T6"><text:s/></text:span><text:span text:style-name="T4">二次黨外</text:span><text:span text:style-name="T6"><text:line-break/><text:line-break/></text:span><text:span text:style-name="T4">陳真</text:span><text:span text:style-name="T6"><text:s/>2019. 06. 11.<text:line-break/><text:line-break/></text:span><text:span text:style-name="T4">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6"><text:line-break/><text:line-break/></text:span><text:span text:style-name="T4">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6"><text:s/>"</text:span><text:span text:style-name="T4">語言</text:span><text:span text:style-name="T6">" </text:span><text:span text:style-name="T4">與氣質。</text:span><text:span text:style-name="T6"><text:line-break/><text:line-break/></text:span><text:span text:style-name="T4">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6"><text:line-break/><text:line-break/></text:span><text:span text:style-name="T4">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6">"</text:span><text:span text:style-name="T4">我</text:span><text:span text:style-name="T6">" </text:span><text:span text:style-name="T4">是誰呢？我就是一般人，普通人，日夜操勞，生活艱辛。而那樣一種理解上的深度與情感厚度，也許就來自於他本質上也就是那樣一個人。</text:span><text:span text:style-name="T6"><text:line-break/><text:line-break/></text:span><text:span text:style-name="T4">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6">"</text:span><text:span text:style-name="T4">都會男女總是長得一個樣，鄉下人卻各有樣貌</text:span><text:span text:style-name="T6">"</text:span><text:span text:style-name="T4">。土包子缺乏修飾，但他的生命經驗並不輕薄。</text:span><text:span text:style-name="T6"><text:line-break/><text:line-break/></text:span><text:span text:style-name="T4">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6"><text:line-break/><text:line-break/></text:span><text:span text:style-name="T4">杜斯妥也夫斯基自己也是土包子，因此從小對土包子、對苦人特別懷有感情。在</text:span><text:span text:style-name="T6"><text:s/>"Winter Notes on Summer Impressions" </text:span><text:span text:style-name="T4">中他曾感嘆，那些</text:span><text:span text:style-name="T6"><text:s/>"</text:span><text:span text:style-name="T4">歐化</text:span><text:span text:style-name="T6">" </text:span><text:span text:style-name="T4">的俄國菁英們和土包子之間卻有著一種</text:span><text:span text:style-name="T6"><text:s/>"</text:span><text:span text:style-name="T4">斷裂</text:span><text:span text:style-name="T6">"</text:span><text:span text:style-name="T4">；這道裂痕如此之深，</text:span><text:span text:style-name="T6"><text:s/>"</text:span><text:span text:style-name="T4">菁英對於普通人及其生存法則，充滿前所未見的極度傲慢與蔑視</text:span><text:span text:style-name="T6">"</text:span><text:span text:style-name="T4">，以致於種種理想到頭來只是一場空。</text:span><text:span text:style-name="T6"><text:line-break/><text:line-break/></text:span><text:span text:style-name="T4">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6"><text:line-break/><text:line-break/>==================<text:line-break/><text:line-break/></text:span><text:span text:style-name="T4">卡韓政變</text:span><text:span text:style-name="T6"><text:s/>(92)</text:span><text:span text:style-name="T4">：歷史竟如此相似</text:span><text:span text:style-name="T6"><text:s/>(</text:span><text:span text:style-name="T4">節錄</text:span><text:span text:style-name="T6">)<text:line-break/><text:line-break/></text:span><text:span text:style-name="T4">陳真</text:span><text:span text:style-name="T6"><text:s/>2019. 06. 23.<text:line-break/><text:line-break/><text:line-break/></text:span><text:span text:style-name="T4">國民黨也有好人，例如胡志強。他說，</text:span><text:span text:style-name="T6">"</text:span><text:span text:style-name="T4">韓國瑜的造勢活動，都是民眾自動自發，來自民間的力量，不是靠人為操作發動，這是台灣政治上從來沒有的現象。</text:span><text:span text:style-name="T6">"<text:line-break/><text:line-break/></text:span><text:span text:style-name="T4">這話其實只講對前半段。韓流來自民間，不是政治動員，但它並非空前，並非政治上前所未見。事實上，黨外時期的群眾集會就是這樣，動輒人山人海，根本不須動員。</text:span><text:span text:style-name="T6"><text:line-break/><text:line-break/></text:span><text:span text:style-name="T4">比方說大約</text:span><text:span text:style-name="T6"><text:s/>1988 </text:span><text:span text:style-name="T4">年左右，我只是一個大學生，曾在高雄勞工公園，一毛錢也沒花，就只是借來麥克風和擴音器，舉辦了一場要求國會全面改選的群眾聚會</text:span><text:span text:style-name="T6"><text:s/>(</text:span><text:span text:style-name="T4">那應該是台灣的大學生在在解嚴前後所舉辦的唯二兩場群眾運動，另一場也是我辦的，關於兒童福利遊行</text:span><text:span text:style-name="T6">)</text:span><text:span text:style-name="T4">，事前短短兩天的公告，現場竟然來了三千多人。記得隔天報上標題寫著</text:span><text:span text:style-name="T6"><text:s/>"</text:span><text:span text:style-name="T4">三千群眾，如癡如醉</text:span><text:span text:style-name="T6">"</text:span><text:span text:style-name="T4">。</text:span><text:span text:style-name="T6"><text:line-break/><text:line-break/>(</text:span><text:span text:style-name="T4">順便插播一下：我還記得那一天，台北來了十幾名嘴裏叼著洋煙、講話流裏流氣、裝模作樣、滿口理想與理論的學生，自稱是</text:span><text:span text:style-name="T6"><text:s/>"</text:span><text:span text:style-name="T4">搞學運的</text:span><text:span text:style-name="T6">"</text:span><text:span text:style-name="T4">，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6">)<text:line-break/><text:line-break/></text:span><text:span text:style-name="T4">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6"><text:line-break/><text:line-break/></text:span><text:span text:style-name="T4">後來，這種自發性的民間力量慢慢冷卻了，消失了，也就是說</text:span><text:span text:style-name="T6"><text:s/>"</text:span><text:span text:style-name="T4">黨外</text:span><text:span text:style-name="T6">" </text:span><text:span text:style-name="T4">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6"><text:line-break/><text:line-break/></text:span><text:span text:style-name="T4">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6"><text:s/>"</text:span><text:span text:style-name="T4">自己</text:span><text:span text:style-name="T6">" </text:span><text:span text:style-name="T4">的候選人，想把政治變成</text:span><text:span text:style-name="T6"><text:s/>"</text:span><text:span text:style-name="T4">我也理當有一份</text:span><text:span text:style-name="T6">" </text:span><text:span text:style-name="T4">的眾人志業，而不再只是權貴菁英們的個人閉門遊戲。</text:span><text:span text:style-name="T6">(</text:span><text:span text:style-name="T4">餘略</text:span><text:span text:style-name="T6">)<text:line-break/><text:line-break/>=================<text:line-break/><text:line-break/></text:span><text:span text:style-name="T4">卡韓政變</text:span><text:span text:style-name="T6"><text:s/>(194)</text:span><text:span text:style-name="T4">：衝組不死，庶民長存</text:span><text:span text:style-name="T6"><text:s/>(</text:span><text:span text:style-name="T4">節錄</text:span><text:span text:style-name="T6">)<text:line-break/><text:line-break/></text:span><text:span text:style-name="T4">陳真</text:span><text:span text:style-name="T6"><text:s/>2019.11.13.<text:line-break/><text:line-break/><text:line-break/></text:span><text:span text:style-name="T4">「衝組」就是類似現在的韓粉，韓家軍，差別只是在於過去的衝組通常就是街頭上被打被抓、但平常在媒體上同樣是不斷被抹黑被羞辱被嘲弄與醜化的對象，但他們依舊奮不顧身，故謂之「衝組」。</text:span><text:span text:style-name="T6"><text:line-break/><text:line-break/></text:span><text:span text:style-name="T4">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6">(</text:span><text:span text:style-name="T4">中略</text:span><text:span text:style-name="T6">)<text:line-break/><text:line-break/></text:span><text:span text:style-name="T4">這樣一種草根力量，依我看，恐怕才是影響島內政治走向的一個主要力量</text:span><text:span text:style-name="T6"><text:s/>(</text:span><text:span text:style-name="T4">外部力量當然還是美國說了算</text:span><text:span text:style-name="T6">)</text:span><text:span text:style-name="T4">，畢竟引領政治的，不會是政治權位本身，而是它背後的力量與堅持、價值與思維。</text:span><text:span text:style-name="T6"><text:line-break/><text:line-break/></text:span><text:span text:style-name="T4">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6"><text:line-break/><text:line-break/></text:span><text:span text:style-name="T4">這回是第二次集結，我稱它是二次黨外是有點道理的，只是說來話長。</text:span><text:span text:style-name="T6"><text:line-break/><text:line-break/></text:span><text:span text:style-name="T4">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6"><text:line-break/><text:line-break/></text:span><text:span text:style-name="T4">正面</text:span><text:span text:style-name="T6"><text:s/>(positive) </text:span><text:span text:style-name="T4">陳述不好說清楚一個東西的意義，但是負面陳述卻很容易反駁。簡單說我想說的：</text:span><text:span text:style-name="T6"><text:line-break/><text:line-break/></text:span><text:span text:style-name="T4">矮化、醜化或鄙視、敵視這股力量是很荒唐、扭曲且外行的。菁英們往往很喜歡用所謂「魯蛇」</text:span><text:span text:style-name="T6">(</text:span><text:span text:style-name="T4">類似草包</text:span><text:span text:style-name="T6">) </text:span><text:span text:style-name="T4">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6"><text:line-break/><text:line-break/></text:span><text:span text:style-name="T4">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6"><text:line-break/><text:line-break/></text:span><text:span text:style-name="T4">對岸共產黨之所以深得民心，恰恰就是因為他履行了政治之所以值得存在的基本承諾。</text:span><text:span text:style-name="T6"><text:line-break/><text:line-break/>==================<text:line-break/><text:line-break/></text:span><text:span text:style-name="T4">運將講評：廿年前國民黨，今日民進黨</text:span><text:span text:style-name="T6"><text:line-break/><text:line-break/><text:line-break/></text:span><text:span text:style-name="T4">聯合報</text:span><text:span text:style-name="T6"><text:s/></text:span><text:span text:style-name="T4">社論</text:span><text:span text:style-name="T6"><text:line-break/><text:line-break/>2020</text:span><text:span text:style-name="T4">年</text:span><text:span text:style-name="T6">1</text:span><text:span text:style-name="T4">月</text:span><text:span text:style-name="T6">8</text:span><text:span text:style-name="T4">日</text:span><text:span text:style-name="T6"> <text:line-break/><text:line-break/></text:span><text:span text:style-name="T4">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6"><text:line-break/><text:line-break/></text:span><text:span text:style-name="T4">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6"><text:line-break/><text:line-break/></text:span><text:span text:style-name="T4">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6"><text:line-break/><text:line-break/></text:span><text:span text:style-name="T4">身為遊覽車司機，這幾位運將敏銳察覺到政治氣候的翻轉，卅年河東，卅年河西，現在輪到民進黨要靠遊覽車動員並發放便當，才叫得動人參加。</text:span><text:span text:style-name="T6"><text:line-break/><text:line-break/></text:span><text:span text:style-name="T4">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6"><text:line-break/><text:line-break/></text:span><text:span text:style-name="T4">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6"><text:line-break/><text:line-break/></text:span><text:span text:style-name="T4">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6"><text:line-break/><text:line-break/></text:span><text:span text:style-name="T4">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6"><text:line-break/><text:line-break/></text:span><text:span text:style-name="T4">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6"><text:line-break/><text:line-break/></text:span><text:span text:style-name="T4">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6"><text:line-break/><text:line-break/></text:span><text:span text:style-name="T4">遊覽車司機隨口一句「廿年前國民黨，今日民進黨」，不僅道出基層的民怨，道出藍綠錯位的迷幻，更道出台灣政治經濟向後倒退的事實。自我感覺良好的民進黨，看看運將怎麼品評你們吧！</text:span></text:p>
      <text:p text:style-name="P5"><text:span text:style-name="T3">陳真</text:span><text:span text:style-name="T4"><text:s/>  |  2020.01.08 17:21   |   </text:span><text:a xlink:type="simple" xlink:href="http://palinfo.habago.org/Entry?Command=Information_PrintForum&amp;iPage=1#FORUM38379"><text:span text:style-name="T5">#</text:span></text:a></text:p>
      <text:p text:style-name="P7"><text:span text:style-name="T4">書楷，</text:span><text:span text:style-name="T6"><text:line-break/><text:line-break/></text:span><text:span text:style-name="T4">你的問題可能有點籠統。</text:span><text:span text:style-name="T6"><text:line-break/><text:line-break/></text:span><text:span text:style-name="T4">任何一件事隨著不同的問題架構，當然會有無數的可能性，因此，你得先說出自己的看法，然後別人才知道你是要問什麼。</text:span><text:span text:style-name="T6"><text:line-break/><text:line-break/>===============<text:line-break/><text:line-break/></text:span><text:span text:style-name="T4">從輔，</text:span><text:span text:style-name="T6"><text:line-break/><text:line-break/></text:span><text:span text:style-name="T4">倘若韓勝選，我認為綠營選輸不認帳、不願交出政權的可能性</text:span><text:span text:style-name="T6"><text:s/>"</text:span><text:span text:style-name="T4">目前看來</text:span><text:span text:style-name="T6">" </text:span><text:span text:style-name="T4">很低。為什麼呢？因為如果有此盤算，現在就會開始放風聲。但是，和和氣氣交接、然後順順利利讓韓好好執政的可能性似乎也一樣不高。</text:span><text:span text:style-name="T6"><text:line-break/><text:line-break/></text:span><text:span text:style-name="T4">韓若選輸便罷，倘若勝選，我比較擔心的是：是不是又要像馬英九那樣開始講一些什麼</text:span><text:span text:style-name="T6"><text:s/>"</text:span><text:span text:style-name="T4">愛與包容</text:span><text:span text:style-name="T6">" </text:span><text:span text:style-name="T4">或</text:span><text:span text:style-name="T6"><text:s/>"</text:span><text:span text:style-name="T4">超越藍綠</text:span><text:span text:style-name="T6">"</text:span><text:span text:style-name="T4">、當什麼</text:span><text:span text:style-name="T6"><text:s/>"</text:span><text:span text:style-name="T4">全民總統</text:span><text:span text:style-name="T6">"</text:span><text:span text:style-name="T4">、</text:span><text:span text:style-name="T6">"</text:span><text:span text:style-name="T4">尊重少數人</text:span><text:span text:style-name="T6">" </text:span><text:span text:style-name="T4">的傻話？是不是又要開始討好綠營？是不是面對邪惡勢力和造謠媒體與網軍又要開始退縮讓步？不敢辦人，不敢抓貪官，任由肥貓到處跑，任由貪官橫行，任由謠言四散，任由違法亂紀的暴亂發生。</text:span><text:span text:style-name="T6"><text:line-break/><text:line-break/></text:span><text:span text:style-name="T4">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6"><text:s/>AIT</text:span><text:span text:style-name="T4">。</text:span><text:span text:style-name="T6"><text:line-break/><text:line-break/></text:span><text:span text:style-name="T4">如果藍綠可以超越，那何必選舉？雙方直接猜拳決定勝負不就好了？如果藍綠可以包容，黑白難道也要一併包容？</text:span><text:span text:style-name="T6"><text:line-break/><text:line-break/></text:span><text:span text:style-name="T4">韓國瑜現在講得很硬，彷彿他之當選，貪官污吏將會嚇得屁滾尿流，一副包青天的模樣，但選後還能這麼硬嗎？我是存疑的。因為他當初當選高雄市長時，居然說</text:span><text:span text:style-name="T6"><text:s/>"</text:span><text:span text:style-name="T4">興利</text:span><text:span text:style-name="T6">99</text:span><text:span text:style-name="T4">分，除弊</text:span><text:span text:style-name="T6">1</text:span><text:span text:style-name="T4">分</text:span><text:span text:style-name="T6">"</text:span><text:span text:style-name="T4">，還說</text:span><text:span text:style-name="T6">"</text:span><text:span text:style-name="T4">經濟</text:span><text:span text:style-name="T6">100</text:span><text:span text:style-name="T4">分，政治</text:span><text:span text:style-name="T6">0</text:span><text:span text:style-name="T4">分</text:span><text:span text:style-name="T6">"</text:span><text:span text:style-name="T4">。這些全是傻話，若非言不由衷，就是政治判斷力有問題。沒有政治，哪來經濟？不大力除弊，如何興利？</text:span><text:span text:style-name="T6"><text:line-break/><text:line-break/></text:span><text:span text:style-name="T4">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6">"</text:span><text:span text:style-name="T4">魄力</text:span><text:span text:style-name="T6">" </text:span><text:span text:style-name="T4">的百分之一就很不錯了。</text:span><text:span text:style-name="T6"><text:line-break/><text:line-break/></text:span><text:span text:style-name="T4">用人要看人品，看思想，綠色生物及品性不端者不要用，別說什麼用人唯才，光才不夠，才之外還要有德，有正確思想。</text:span><text:span text:style-name="T6"><text:line-break/><text:line-break/></text:span><text:span text:style-name="T4">所謂溫良恭儉讓是不對的。李光耀、習近平、陳定南才是政治家的典範。他們有個特徵就是當仁不讓，對的事就會幹到底，不會輕易妥協。</text:span></text:p>
      <text:p text:style-name="P5"><text:span text:style-name="T3">孫從輔</text:span><text:span text:style-name="T4"><text:s/>  |  2020.01.08 15:37   |   </text:span><text:a xlink:type="simple" xlink:href="http://palinfo.habago.org/Entry?Command=Information_PrintForum&amp;iPage=1#FORUM38378"><text:span text:style-name="T5">#</text:span></text:a></text:p>
      <text:p text:style-name="P6"><text:span text:style-name="T4">看了雷倩女士最新訪談中對反滲透法的分析，不寒而慄。她警告一種可能性，即反滲透法是蔡為了選輸後翻盤而做的法理準備。韓當選後，蔡可以中共滲透為由，提起選舉無效、當選無效之訴</text:span><text:span text:style-name="T6">(</text:span><text:span text:style-name="T4">我想到那誇張的民調，剛好用來當藉口</text:span><text:span text:style-name="T6">)</text:span><text:span text:style-name="T4">，發動群眾上街，尋求美國支持，拒絕政權交接</text:span><text:span text:style-name="T6">……</text:span><text:span text:style-name="T4">我不敢再想下去了。這是真正的危急存亡之秋，希望韓陣營一定要有所準備</text:span><text:span text:style-name="T6">!<text:line-break/><text:line-break/></text:span><text:span text:style-name="T4">訪談在這，整段都值得看，而從</text:span><text:a xlink:type="simple" xlink:href="https://www.youtube.com/watch?v=qJ5Qg8U8cQg&amp;t=662s"><text:span text:style-name="T6">11:02</text:span></text:a><text:span text:style-name="T4">開始談到那最可怕的可能性。</text:span><text:span text:style-name="T6"><text:line-break/><text:line-break/></text:span><text:a xlink:type="simple" xlink:href="https://www.youtube.com/watch?v=qJ5Qg8U8cQg"><text:span text:style-name="T7">https://www.youtube.com/watch?v=qJ5Qg8U8cQg</text:span></text:a><text:span text:style-name="T6"><text:line-break/><text:line-break/></text:span></text:p>
      <text:p text:style-name="P2">林書楷   |  2020.01.08 09:03   |   <text:a xlink:type="simple" xlink:href="http://palinfo.habago.org/Entry?Command=Information_PrintForum&amp;iPage=1#FORUM38377"><text:span text:style-name="T1">#</text:span></text:a></text:p>
      <text:p text:style-name="P3">這篇「國家利益」的報導在臉書上不少轉載，我Google search Tsai Ing-wen三個字時排第二，在Wikipedia 下面。 <text:line-break/>Taiwan Must Not Give Tsai Ing-wen Four More Years <text:line-break/><text:a xlink:type="simple" xlink:href="https://nationalinterest.org/feature/taiwan-must-not-give-tsai-ing-wen-four-more-years-110576">https://nationalinterest.org/feature/taiwan-must-not-give-tsai-ing-wen-four-more-years-110576</text:a><text:s/><text:line-break/><text:line-break/>老美剛捅了馬蜂窩、刺殺了伊朗的政要，Google 又把這篇放在這麼前面，不曉得各位怎麼看？</text:p>
      <text:p text:style-name="P2">陳真   |  2020.01.08 02:36   |   <text:a xlink:type="simple" xlink:href="http://palinfo.habago.org/Entry?Command=Information_PrintForum&amp;iPage=1#FORUM38376"><text:span text:style-name="T1">#</text:span></text:a></text:p>
      <text:p text:style-name="P3">卡韓政變 (227)：史無前例的詭異選舉 <text:line-break/><text:line-break/>陳真 2020. 1. 8. <text:line-break/><text:line-break/><text:line-break/>除了319兩顆子彈事件造成翻盤之外，以前每一次總統選舉根本不用分析預測，勝負當下立判。就連2000年阿扁勝選那一次，我也事先認為阿扁會贏，即便我當時人在英國。 <text:line-break/><text:line-break/>原因很簡單，藍營當時出來兩組實力相近的人馬分散票源，加上李登輝表面是藍，其實是綠到爆，再加上李登輝抖出興票案，看得出來，李登輝的接班人是阿扁不是連戰，而美國主子顯然也不反對。 <text:line-break/><text:line-break/>另外還有個原因是2000年那時，我只要罵阿扁是天下第一大壞蛋，或是罵李遠哲的投機無良性格，我的信箱馬上就會遭受猛烈轟炸，各方謾罵不斷，威力強大。種種跡象都指向阿扁即將勝選。 <text:line-break/><text:line-break/>但是，韓國瑜這一次，我確實沒有把握，只能瞎猜，大家千萬別當一回事。有把握的事，我就會說有把握。純屬瞎猜，就是純屬瞎猜。 <text:line-break/><text:line-break/>一方面，只要是美國公開反對的人選，在這島上理應毫無勝算。但是，另一方面，你卻又很難想像如果像韓國瑜這樣一個如此強烈得民心的候選人都還無法壓倒性地大獲全勝，那不是完全違反常識與基本經驗事實嗎？ <text:line-break/><text:line-break/>就連綠油油的醫界也一樣充滿韓粉。雖然菁英們通常很窩囊，不敢公開表態，但我偷偷告訴各位，醫界這回也同樣大幅倒戈，倒向韓國瑜。 <text:line-break/><text:line-break/>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 <text:line-break/><text:line-break/>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 <text:line-break/><text:line-break/>就算是個腦殘，這下也該醒了吧？所謂 "打鐵仍須自身硬"，韓國瑜要是身家、人格有哪一點不清白，老早被五花大綁、繩之以法了不是嗎？就是因為根本找不到韓的黑資料，才會拼命黑了一整年卻越黑越無厘頭。就算是個腦殘，一大半人也該醒了吧？ <text:line-break/><text:line-break/>至於綠營罄竹難書的貪污舞弊以及種種無法無天、駭人聽聞的黑心行徑，再怎麼腦殘也該醒了吧？怎麼會有人去支持這樣一個無惡不作、貪污腐敗、好話說盡壞事做絕的人渣黨及其一堆側翼尾巴黨？ <text:line-break/><text:line-break/>我的意思是說，我實在看不出來綠營獲勝的一絲絲可能性。實際生活經驗所顯現的，幾乎完全就是對於這個人渣黨的深惡痛絕，特別是那些過去綠營的基層支持者，更是個個幹聲連天，一講起民進黨就罵爹罵娘，不共戴天。 <text:line-break/><text:line-break/>我去菜市場買菜，就連賣水果的年輕媽媽，看到我的手機貼著挺韓的貼紙，馬上多塞給我好幾顆蕃茄和芭樂，大聲說："咱同國的，自己人，我不賺你的錢"。 <text:line-break/><text:line-break/>還有，綠營在台南造勢。台南是全台灣最綠、綠到出汁的地方，但是你看，那種冷清的現場，真是我見猶憐，熱度完全就是降到冰點，里民大會都比它熱烈許多。難道你能想像這樣一個選民對之完全冷感的候選人會當選？ <text:line-break/><text:line-break/>可是，如果各種經驗證據如此充份，為何我還是不敢對勝負下定論？原因有幾： <text:line-break/><text:line-break/>一，美國公開反對韓國瑜：美國影響力之巨大，幾乎可以決定島內一切事務。 <text:line-break/><text:line-break/>二，民調：民調雖可操弄，但再怎麼操弄也不應該落差如此巨大，因此，它或許仍有一部份可信度；也就是說，從民調本身來看，根本不可能得出韓將獲勝或大獲全勝的結論。 <text:line-break/><text:line-break/>三，奧步尚未出盡：人渣黨感人之處往往就是在於未到最後關頭，絕不死心，他一定又會有什麼奧步。 <text:line-break/><text:line-break/>去年的奧步，事先也根本沒有人想到，天底下居然有一邊投票一邊開票這種事，而且長達好幾個小時；臨時把綠營候選人的票灌給綠營側翼柯文哲。 <text:line-break/><text:line-break/>四，神秘因素：例如作票。 <text:line-break/><text:line-break/>過去黨外人士經常如此告誡選民：絕不能有 "穩贏" 的錯誤心態。想要贏就一定要贏很多很多很多很多，多到讓掌握權勢者再怎麼上下其手都無法翻轉勝負結果。 <text:line-break/><text:line-break/>也就是說，你要有一種心理準備就是你必須要有一部份選票會被神祕地做掉，包括廢票之認定不公等等等。 <text:line-break/><text:line-break/>很多民調專家與幾乎所有藍綠政治人物都完全不相信蔡英文初選真的勝過賴清德。大家都相信賴是被做掉。至於究竟怎麼做掉，實際上也沒有人能確實舉證，只能歸諸於某種不可知的神秘因素。 <text:line-break/><text:line-break/>綜合以上，你覺得誰會勝出？我判斷不出來，只能瞎猜韓會贏得大選。但這基本上或多或少反映了我的願望，而不是反映了我的理性判斷。 <text:line-break/><text:line-break/>也許，最重要的不是猜測結果，而是盡一切努力，把每一張票投下去。</text:p>
      <text:p text:style-name="P2">政信   |  2020.01.08 00:27   |   <text:a xlink:type="simple" xlink:href="http://palinfo.habago.org/Entry?Command=Information_PrintForum&amp;iPage=1#FORUM38375"><text:span text:style-name="T1">#</text:span></text:a></text:p>
      <text:p text:style-name="P4">Vanessa Beeley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 <text:line-break/><text:line-break/>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 <text:line-break/><text:line-break/>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p>
      <text:p text:style-name="P2">張萬康   |  2020.01.07 23:54   |   <text:a xlink:type="simple" xlink:href="http://palinfo.habago.org/Entry?Command=Information_PrintForum&amp;iPage=1#FORUM38374"><text:span text:style-name="T1">#</text:span></text:a></text:p>
      <text:p text:style-name="P3">以下是本人草包之言，不管啦。 <text:line-break/><text:line-break/>我的田野調查是，在台灣民間阿伯阿叔聚集泡茶的地方，大概十攤有七八攤是投韓的。大嬸阿婆也大多投韓。而年輕人十之八九是投小英。 <text:line-break/><text:line-break/>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 <text:line-break/><text:line-break/>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 <text:line-break/><text:line-break/>（就算記者沒報也一樣，網路上會口水戰一團亂，這就是他們要的，我根本看不出他們真心愛同志……當然不是每個人都這麼糟，有些網友只是單純會相信什麼，但網紅根本是惡意的。） <text:line-break/><text:line-break/><text:line-break/>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 <text:line-break/><text:line-break/>P.S.鄉下地區確實有立委候選人拉布條表示反同，但是那是地方上比較野性粗魯的風格，無論藍綠在鄉下地方的宣傳用語都比較辛辣，各種主題都這樣，藍綠都一樣不好。但重點是反同並不是藍營的主軸，暗中也沒鼓動。 <text:line-break/>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 <text:line-break/><text:line-break/>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 <text:line-break/><text:line-break/>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2018年看到我們家附近的人拿小國旗去參加路口的丁守中一場造勢活動，老實說我感到煩人、八股。可是韓國瑜確實讓國旗還魂了。衝著這點，我們愛台灣能不投他嗎？ <text:line-break/><text:line-break/>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 <text:line-break/><text:line-break/>承認自己是中國人也可以搞台獨啊，以前歸以前，後來歸後來啊。問題是他們沒有自信，怕這樣就動能不夠。 <text:line-break/><text:line-break/>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 <text:line-break/><text:line-break/>現在這面國旗就是我們的國旗，就是因為有它才有九二共識，不然怎麼「共」？難道是己識？蔡英文很煩人與滑頭，她大可說九二共識不合時宜，需要和對岸有新的共識，怎麼會說從來沒有呢？玩什麼法律漏洞呢？ <text:line-break/><text:line-break/>現在這面國旗就是我們的國旗，不認同也得認命。每次國際上的棒球賽、籃球賽，至少在台灣舉行時我們都舉出國旗，不然舉什麼來號召？ <text:line-break/><text:line-break/>只要這幾天旗海夠壯麗，我猜蔡英文在最後一晚也可能被迫會舉起國旗唄。這次選戰她講的貌似尊重中華民國，卻又煽動網軍搞仇中台獨，這種兩面手法很猥瑣。 <text:line-break/><text:line-break/>槍擊要犯，劉煥榮在1993年3月23日被槍斃前，從電視上的live轉播，我和我姐看到他對記者們高呼中華民國萬歲。我對萬歲沒啥感覺啦，但重點是這句撞擊了我和我姐。我姐說：「天啊，都沒發現這句很久沒聽到了耶。」（指88年1月13日李登輝繼任總統以來） <text:line-break/><text:line-break/>維基百科寫： <text:line-break/><text:line-break/>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 <text:line-break/><text:line-break/>＃ <text:line-break/>另外，04年兩顆子彈後，長期在景福門員還得路口搖國旗的陳金珠，2006年她的自殺事件，這幾天也讓我想起。她過世時34歲。基本上算是殉旗。此外，2015「反課綱」的林冠華，在20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 <text:line-break/><text:line-break/>旗子很重要，有正氣。（以前在軍中鬧鬼時，必須請連旗或營旗來鎮。有當過兵的請舉手？我是1992陸軍野戰部隊兩兩六關渡師上兵退伍） <text:line-break/><text:line-break/>青天白日滿地紅的國旗是有正氣的。綠營出啥招或動員什麼都是其次了，韓國瑜唯一要動員的就是國旗。 </text:p>
      <text:p text:style-name="P2">葉小慧   |  2020.01.07 18:26   |   <text:a xlink:type="simple" xlink:href="http://palinfo.habago.org/Entry?Command=Information_PrintForum&amp;iPage=1#FORUM38373"><text:span text:style-name="T1">#</text:span></text:a></text:p>
      <text:p text:style-name="P4">Vanessa Beeley是我前幾年開始追蹤的一名英國籍獨立記者，於2016年公開譴責國際媒體不公報導敘利亞戰爭的加拿大獨立記者Eva Karene Bartlett 臉書上所看到。他最近持續追蹤美國狙殺伊朗將領與伊拉克民兵領袖的事件，最新的一篇發文令我感到震撼和難過。 <text:line-break/><text:line-break/>中美博弈，美國破壞，中國建設，卻也導致了這場悲劇。 <text:line-break/><text:line-break/><text:line-break/>---- <text:line-break/>轉自Vanessa Beeley臉書 <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p>
      <text:p text:style-name="P2">陳真   |  2020.01.07 17:52   |   <text:a xlink:type="simple" xlink:href="http://palinfo.habago.org/Entry?Command=Information_PrintForum&amp;iPage=1#FORUM38372"><text:span text:style-name="T1">#</text:span></text:a></text:p>
      <text:p text:style-name="P3">(續前) <text:line-break/><text:line-break/>二十幾年來，美國透過人渣黨主要就是幹一件事，那就是去中國化。這比直接搞台獨更陰險，因為台獨與否是當下之事，而去中國化則是荼毒你的下一代，埋下長遠禍根，讓你禍害無窮，而且難以對付。 <text:line-break/><text:line-break/>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 <text:line-break/><text:line-break/>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 <text:line-break/><text:line-break/>這就是台灣這二十幾年來所遭遇的悲劇。也許哪一天，悲劇就會變成慘劇。這樣一個禍根已成，何時引爆，按鈕就在美國人手裏。 <text:line-break/><text:line-break/>毫無疑問，當一整個世代被洗腦，連最基本的血緣認同都被挑撥到如此仇恨對立的地步，那絕不是短期可以消除的禍根。 <text:line-break/><text:line-break/>我常想，美國真的該遭天譴！其邪惡血腥程度毫無人性可言，無異撒旦的化身。 <text:line-break/><text:line-break/>政治上很多事在當下你無法清楚理解所為何來，但是經過一段時間後，你就會恍然大悟。 <text:line-break/><text:line-break/>比方說，我之由綠轉成反綠，由獨轉統，其實不是經過一段漫長時間，而是發生在很短的頂多一兩年內，發生得很突然，讓我當時亦感到相當困惑，到底我的 "同志們" 究竟怎麼了？集體瞬間發瘋了嗎？為何突然走向法西斯？為何突然搞起 "愛台灣" 的仇中反華、挑撥族群對立工作？ <text:line-break/><text:line-break/>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 <text:line-break/><text:line-break/>那時候的黨外群眾集會，周邊攤販賣的大多是這樣一些書，對中國的苦難與中華文化等等等，高度評價。我能夠讀到魯迅、沈從文、巴金、老舍、瞿秋白、郁達夫、陳獨秀、李澤厚、熊十力等等等等等，完全就是拜黨外之親中友中所賜。 <text:line-break/><text:line-break/>為何黨外這樣一個反美親中反美國殖民、倡議兩岸友好的基本屬性，竟然會在短短幾星期甚至幾天內突然有了劇烈變化？突然開始瘋狂妖魔化對岸同胞及在台外省人與老兵等等等？我當時真的很不解。那時大約是1998年。 <text:line-break/><text:line-break/>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 <text:line-break/><text:line-break/>那時候我已經來到英國念書，連絡上很不方便，我那時也還不太會使用電腦和 email，寫論文都是先用手寫再打字。若要連絡台灣，只能寫信去郵局寄，往返費時。因此，我當下心裏想，也許這一切只是一時的偏差或誤會，我沒必要反應如此激烈而馬上對自己的好朋友開罵。 <text:line-break/><text:line-break/>於是，就這樣隱忍了至少半年之久，我才公開發難，旋即和學姊聯名發表了 "給長老教會的一封公開信"。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 <text:line-break/><text:line-break/>這封公開信，讓我一夕之間成為綠營支持者抹黑謾罵造謠騷擾甚至冒名栽贓嫁禍的對象，把我看成像是殺付仇人似的，網軍傾巢而出，完全不擇手段。 <text:line-break/><text:line-break/>我就這樣被綠營網軍人渣整整折騰了兩、三年。隨後應該差不多是來到2002年吧，那時是阿扁當權，進一步胡作非為得更是無法無天，於是我決心和這群昔日好友與同志們正式宣告決裂，於是又發表了 "一封告別信"。 <text:line-break/><text:line-break/>在1997-1998年之前，我仍然綠油油，雖然早已在1990年初就唾棄民進黨，但我基本上還是認同綠營之各種相關主張，例如反核、例如公投，例如台獨等等等。但是，很快地，大約一年的時間，我就和綠營對立了，從此化友為敵。   <text:line-break/><text:line-break/>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 <text:line-break/><text:line-break/>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 <text:line-break/><text:line-break/>於是，我慢慢就明白了為何當時民進黨突然法西斯化，突然瘋狂地開始抹黑外省人，即其所謂的 "他們中國人"。這當然不是偶然，而是美國的一項戰略調整，領軍者除了綠營之外，更是包括舊國民黨裏頭那群最為腐敗的、以李登輝為首的所謂主流派；一時之間，藍綠攜手，正式對中國及中國人宣戰。 <text:line-break/><text:line-break/>除了各種所謂去掉中國毒素之 "正名" 措施，還有所謂教改與課綱等等等的修改，開始風風火火地進行下一代洗腦工作，就這樣惡搞了二十幾年，養出一整個腦殘世代，敵視自己的祖先，妖魔化自己的血緣與文化，說是一種中國毒素。  <text:line-break/><text:line-break/>過去不明白的，很快就明白了，原來政治就是這樣一盤棋，這樣一個鬥爭架構，原來政治如此齷齪卑鄙而慘烈，而這一切都是以所謂民主自由之名，行重大罪惡之實。</text:p>
      <text:p text:style-name="P2">王修亮   |  2020.01.07 12:42   |   <text:a xlink:type="simple" xlink:href="http://palinfo.habago.org/Entry?Command=Information_PrintForum&amp;iPage=1#FORUM38371"><text:span text:style-name="T1">#</text:span></text:a></text:p>
      <text:p text:style-name="P3">讀書時對三民主義很混，又年輕不懂事，完全不記得內容。今天看了非常佩服，如果年輕時好好讀一遍，這輩子在政治應該不會這麼無知。 <text:line-break/><text:line-break/>我從來不認為元朝與清朝屬於中國文化系統。這當然不代表「滿人」「金人」不能當中國人(當然也可以不屑當中國人)，國家是個體制，人有遷徙的自由，想當哪一國人都行，但文化是另一回事。 <text:line-break/>當然國家與文化兩者都是人文，都是可以滅絕的。全世界也可以統一成一種文化，只是要哪一種呢?在目前的狀況來看，選擇的過程不可能和平，必然是戰爭。 <text:line-break/>最後就是人類滅絕了吧?那也好，地球其他物種得救了.............. <text:line-break/><text:line-break/>民族之所以能存在，是因為文史所涵蓋的文化。台灣這二十年來的教育就是滅絕文化，以遂求台獨或獨台。 <text:line-break/><text:line-break/>中國在元、清兩代確實是亡國了，元朝將人民分成四種階級，漢人與南人是最低階的。清朝也嚴守滿漢階級，不得通婚，漢人大臣自稱「臣」，而滿人自稱「奴才」。 <text:line-break/>從漢人角度來說，似乎臣比奴才高階，其實是因為奴才是「家奴」，而臣是「外人」。 <text:line-break/>兩者階級天差地別，所以漢人「想做家奴都不可得」。 <text:line-break/><text:line-break/>台灣目前拼命想成為美、日的家奴，可憐的是「不可得」。 <text:line-break/><text:line-break/>陳真所說的我一向感同身受，唯獨這一句一直不贊同：「台美之間不是大哥和小弟的關係，而是主人和他的狗。」 <text:line-break/><text:line-break/>不！ <text:line-break/><text:line-break/>台灣哪裡配作狗！狗是家奴，是養在主人家裡的，是有感情的！ <text:line-break/>台灣不過是隻非家養的流浪牛！不供給食物、居所，需要的時候招過來擠擠奶，有其他需要的時候宰了吃肉、製皮！</text:p>
      <text:p text:style-name="P2">陳真   |  2020.01.07 10:59   |   <text:a xlink:type="simple" xlink:href="http://palinfo.habago.org/Entry?Command=Information_PrintForum&amp;iPage=1#FORUM38370"><text:span text:style-name="T1">#</text:span></text:a></text:p>
      <text:p text:style-name="P4">秉叡， <text:line-break/><text:line-break/>你的評論有點難以理解，這個 "沒有白吃" 的 "午餐" 是指誰吃了？日本或美國？ <text:line-break/><text:line-break/>天下不但有白吃的午餐，而且這恐怕才是輸出美式民主到全世界的基本常態，你家就是我家；靠的就是拳頭；只要拳頭夠大，想吃什麼就吃，不用錢，吃到飽，吃完對方還得倒貼，否則我就殺你全家。 <text:line-break/><text:line-break/>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 "特權"。台至於灣，連跟川普那混蛋講一通電話，都能視為天大的恩寵，舉 "國" 歡騰。 <text:line-break/><text:line-break/>台美之間不是大哥和小弟的關係，而是主人和他的狗。人會和狗打契約，明定權利事項嗎？你會跟你家的狗進行協商、雙方立契為據嗎？當然不會。美國對於台灣，就是這樣一種足可支配一切的地位。 <text:line-break/><text:line-break/>美國人從來都不會把幾個小弟以外的人看成人。這也是為什麼很多日本人對於給美國人當小弟不但不以為忤，反而感到榮耀。台灣如果也能有這等地位，台灣人應該會連走路都能抬頭挺胸虎虎生風吧。 <text:line-break/><text:line-break/>如果我沒記錯，阿扁曾經說，AIT 隨便一個小職員都能對台灣所謂總統頤指氣使。為什麼呢？阿扁說，因為台灣總統只是 "美國在台軍政府" 的一個執行者，一個夥計。阿扁其實講得夠委婉了，事實上美國人哪會把台灣人當夥計，他是把你當成狗，當成人肉炸彈。 <text:line-break/><text:line-break/>高中時念國父的三民主義，裏頭有個說法深得我心。孫文說，雖然我們追求世界大同，但是，就階段性來講，在我們打倒列強帝國殖民主義之前，民族主義就是國家圖發達、種族圖生存的寶貝。 <text:line-break/><text:line-break/>過去二十幾年來，喝了點洋墨水，看了一點西方世界，我對國父這個想法的認同感似乎也較年少時更為深刻且迫切。 <text:line-break/><text:line-break/>蠢蛋才會把自己看成什麼世界公民，西方人即便統治了全世界，他還是認為自己是最優秀的白人，而不是什麼世界公民，每天照三餐踐踏異族。因此，把種族或民族這個概念拋棄是不對的。 <text:line-break/><text:line-break/>我年少無知時，雖然特別愛看李小龍的 "精武門" 及 "猛龍過江"，前者打日本鬼子，後者打洋鬼子，但我心裏總以為人就是人，幹嘛分人種、分民族？ <text:line-break/><text:line-break/>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 <text:line-break/><text:line-break/>國父是這麼說的，我直接剪一段給大家複習一下三民主義的民族主義第三講： <text:line-break/><text:line-break/>"民族主義這個東西，是國家圖發達和種族圖生存的寶貝。中國到今日已經失去了這個寶貝。為甚麼中國失去了這個寶貝呢？...依我的觀察，中國的民族主義是已經失去了，這是很明白的；並且不只失去了一天，已經失去了幾百年。 <text:line-break/><text:line-break/>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 <text:line-break/><text:line-break/>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 <text:line-break/><text:line-break/>然則從前做過中國稅務司的英國人赫德，他也曾受過了中國戶部尚書的官銜，比如赫德來滅中國，做中國的皇帝，我們可不可以說中國不是亡國呢？ <text:line-break/><text:line-break/>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 <text:line-break/><text:line-break/>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 <text:line-break/><text:line-break/>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 <text:line-break/><text:line-break/>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 <text:line-break/><text:line-break/>中國的民族主義既亡，...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 <text:line-break/><text:line-break/>由此三十年後，高麗的兒童便不知有高麗了，便不知自己是高麗人了。從前滿洲對待我們也是一樣，所以民族主義滅亡的頭一個原因，就是我們被異族征服；征服的民族，要把被征服的民族所有寶貝，都要完全銷滅。... <text:line-break/><text:line-break/>中國民族主義之所以銷滅，本來因為是亡國，因為被外國人征服。...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 <text:line-break/><text:line-break/>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 <text:line-break/><text:line-break/>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 <text:line-break/><text:line-break/>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 <text:line-break/><text:line-break/>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 <text:line-break/><text:line-break/>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 <text:line-break/><text:line-break/>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 <text:line-break/><text:line-break/>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 <text:line-break/><text:line-break/>好比讀書的人是拿甚麼東西來謀生呢？是拿手中的筆來謀生的，筆是讀書人謀生的工具。民族主義便是人類生存的工具；如果民族主義不能存在，到了世界主義發達之後，我們就不能生存，就要被人淘汰。 <text:line-break/><text:line-break/>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 <text:line-break/><text:line-break/>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 <text:line-break/><text:line-break/>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 <text:line-break/><text:line-break/>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 <text:line-break/><text:line-break/>到了為滿洲所滅的時候，不但世界上的大主人翁做不成，連自己的小家產都保守不穩，百姓的民族思想一齊銷滅了，這好比是竹槓投入了海中一樣。... <text:line-break/><text:line-break/>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 <text:line-break/><text:line-break/>我們的祖宗如果不把竹槓丟了，我們還可以得回那個頭彩，但是他們把竹槓丟得太早了，不知道發財的彩票，還藏在裏面。所以一受外國的政治力和經濟力來壓迫，以後又遭天然的淘汰，我們便有亡國滅種之憂。 <text:line-break/><text:line-break/>此後，我們中國人，如果有方法恢復民族主義，再找得一枝竹槓，那麼就是外國的政治力和經濟力，無論怎麼樣來壓迫，我們民族就是在千萬年之後，決不至于滅亡。... <text:line-break/><text:line-break/>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 <text:line-break/><text:line-break/>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p>
      <text:p text:style-name="P2">秉叡   |  2020.01.07 03:35   |   <text:a xlink:type="simple" xlink:href="http://palinfo.habago.org/Entry?Command=Information_PrintForum&amp;iPage=1#FORUM38369"><text:span text:style-name="T1">#</text:span></text:a></text:p>
      <text:p text:style-name="P3">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8">►►</text:span>引爆日本民眾「亡國感」的暢銷話題作<text:span text:style-name="T9">◄◄</text:span><text:s/><text:line-break/>　　<text:span text:style-name="T8">►►</text:span>總結日本戰後歷史，直指現代日本的病因<text:span text:style-name="T9">◄◄</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2">陳真   |  2020.01.07 02:20   |   <text:a xlink:type="simple" xlink:href="http://palinfo.habago.org/Entry?Command=Information_PrintForum&amp;iPage=1#FORUM38368"><text:span text:style-name="T1">#</text:span></text:a></text:p>
      <text:p text:style-name="P4">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5"><text:span text:style-name="T3">周舟</text:span><text:span text:style-name="T4"><text:s/>  |  2020.01.06 21:04   |   </text:span><text:a xlink:type="simple" xlink:href="http://palinfo.habago.org/Entry?Command=Information_PrintForum&amp;iPage=1#FORUM38367"><text:span text:style-name="T5">#</text:span></text:a></text:p>
      <text:p text:style-name="P6"><text:span text:style-name="T4">雁默是台灣人，我卻是在對岸平台發現他的文章，觀點和一般台灣政治評論員不同，對大陸的理解更深刻。我是他的粉絲，每隔幾天就上觀察者網看看他的專欄新文。</text:span><text:span text:style-name="T6"><text:line-break/>https://user.guancha.cn/user/personal-homepage?uid=219244</text:span></text:p>
      <text:p text:style-name="P5"><text:span text:style-name="T3">陳真</text:span><text:span text:style-name="T4"><text:s/>  |  2020.01.06 20:08   |   </text:span><text:a xlink:type="simple" xlink:href="http://palinfo.habago.org/Entry?Command=Information_PrintForum&amp;iPage=1#FORUM38366"><text:span text:style-name="T5">#</text:span></text:a></text:p>
      <text:p text:style-name="P7"><text:span text:style-name="T4">這篇寫得不錯。底下略有刪減，全文請看：</text:span><text:span text:style-name="T6">https://www.storm.mg/article/2114066 <text:line-break/><text:line-break/></text:span><text:span text:style-name="T4">陳真</text:span><text:span text:style-name="T6"><text:s/>2019. 01. 06.<text:line-break/><text:line-break/>===========================<text:line-break/></text:span><text:span text:style-name="T4">觀點投書：豢養網軍的蔡英文，單純善良？</text:span><text:span text:style-name="T6"><text:line-break/><text:line-break/></text:span><text:span text:style-name="T4">雁默</text:span><text:span text:style-name="T6"> 2019-12-30 <text:line-break/><text:line-break/></text:span><text:span text:style-name="T4">豢養網軍攻擊政敵的蔡英文，怎麼可能單純善良？（顏麟宇攝）</text:span><text:span text:style-name="T6"><text:line-break/><text:line-break/></text:span><text:span text:style-name="T4">撰寫此文時，「博恩夜夜秀」專訪韓國瑜節目播出還不滿</text:span><text:span text:style-name="T6">2</text:span><text:span text:style-name="T4">天，點閱人數已</text:span><text:span text:style-name="T6">259.3</text:span><text:span text:style-name="T4">萬，數字還在不斷快速升高，</text:span><text:span text:style-name="T6">3</text:span><text:span text:style-name="T4">小時後已</text:span><text:span text:style-name="T6">271.9</text:span><text:span text:style-name="T4">萬，看起來</text:span><text:span text:style-name="T6">3</text:span><text:span text:style-name="T4">日內應該能破</text:span><text:span text:style-name="T6">350</text:span><text:span text:style-name="T4">萬。選前約</text:span><text:span text:style-name="T6">2</text:span><text:span text:style-name="T4">週多一點，年輕選民又重新認識了韓國瑜，選情也滑向逆轉軌道上。</text:span><text:span text:style-name="T6">(</text:span><text:span text:style-name="T4">略</text:span><text:span text:style-name="T6">)<text:line-break/><text:line-break/></text:span><text:span text:style-name="T4">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6"><text:line-break/><text:line-break/></text:span><text:span text:style-name="T4">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6"><text:line-break/><text:line-break/></text:span><text:span text:style-name="T4">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6"><text:line-break/><text:line-break/></text:span><text:span text:style-name="T4">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6"><text:line-break/><text:line-break/></text:span><text:span text:style-name="T4">該醒醒了，民進黨養網軍在暗中鬥爭異己的資源，還不都是我們的錢？你信民進黨政客會自己掏腰包？你信富家女蔡英文會自己掏腰包？那你是只長橫肉不長腦的網紅？還是肥貓一員？</text:span><text:span text:style-name="T6"><text:line-break/><text:line-break/></text:span><text:span text:style-name="T4">韓國瑜在第二次政見會時，抨擊蔡英文「建立網軍</text:span><text:span text:style-name="T6">199</text:span><text:span text:style-name="T4">吃到飽」，蔡有沒有拿出具題佐證反擊之？沒有，唯獨此事，她異乎尋常地</text:span><text:span text:style-name="T6">Mute</text:span><text:span text:style-name="T4">，不沾鍋就沒事了嗎？</text:span><text:span text:style-name="T6"><text:line-break/><text:line-break/></text:span><text:span text:style-name="T4">講個笑話：蔡英文單純善良</text:span><text:span text:style-name="T6">............</text:span><text:span text:style-name="T4">。這話也說得出口，若非反諷，韓國瑜可能長了「愛與包容癌」。</text:span><text:span text:style-name="T6"><text:line-break/><text:line-break/></text:span><text:span text:style-name="T4">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6"><text:line-break/><text:line-break/></text:span><text:span text:style-name="T4">賴，呂，柯，都是阻礙蔡英文連任的路邊大石。以前陳水扁還自己親手搬開大石，現在蔡英文僅需網軍黑手代勞？一切網路化作業，腐敗升級就對了？</text:span><text:span text:style-name="T6">(</text:span><text:span text:style-name="T4">略</text:span><text:span text:style-name="T6">)<text:line-break/><text:line-break/></text:span><text:span text:style-name="T4">別忘了，這一切，都是蘇啟誠以生命控訴換來的。</text:span><text:span text:style-name="T6"><text:line-break/><text:line-break/></text:span><text:span text:style-name="T4">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6"><text:line-break/><text:line-break/></text:span><text:span text:style-name="T4">至於時力，被玩到除了與柯決裂，內部大將也遭大綠收編，現在挺蔡挺到剖心肝，黃國昌還興沖沖找大綠東廠派怪手猛挖韓岳父砂石場。一個已裂無可裂小黨，說實話，目前選情很好嗎，昌神？</text:span><text:span text:style-name="T6"><text:line-break/><text:line-break/></text:span><text:span text:style-name="T4">根據「耀正毅」</text:span><text:span text:style-name="T6">3</text:span><text:span text:style-name="T4">人組的說法，民進黨網軍可謂組織嚴密，手段多樣，目標明確，而且資源無虞。其資金來源疑似有三</text:span><text:span text:style-name="T6">: </text:span><text:span text:style-name="T4">民進黨政黨補助款，政府標案，特定公司補助。而這三大來源，沒有一項不是民脂民膏，不是嗎？蘇貞昌要不要再「哼」一次給國人看看？</text:span><text:span text:style-name="T6"><text:line-break/><text:line-break/></text:span><text:span text:style-name="T4">腐敗證據確鑿，蔡英文的回應卻是「邱毅的話能信嗎？」。</text:span><text:span text:style-name="T6"><text:line-break/><text:line-break/></text:span><text:span text:style-name="T4">秉皇上，邱毅的意識形態，品格，信用，長相與他手中的證據一點關係也沒有，請回應證據，而不是反過來質疑揭弊者人格。</text:span><text:span text:style-name="T6"><text:line-break/><text:line-break/></text:span><text:span text:style-name="T4">按目前「耀正毅」揭發的網軍政商結構，正是不折不扣的「魔獸世界」，地下東廠，而民進黨想以「反滲透法」來遮蓋自身腐敗，我就想問台灣人民一句</text:span><text:span text:style-name="T6">: </text:span><text:span text:style-name="T4">到底是共產黨在吃你納稅錢養東廠，還是民進黨？</text:span><text:span text:style-name="T6"><text:line-break/><text:line-break/></text:span><text:span text:style-name="T4">民進黨從你口袋掏錢，再用這筆錢養網軍洗腦你，好讓自己連任繼續掏你口袋，請問，你的口袋是有多深？繼續投綠，腦袋是有多笨？</text:span><text:span text:style-name="T6"><text:line-break/><text:line-break/></text:span><text:span text:style-name="T4">「耀正毅」</text:span><text:span text:style-name="T6">3</text:span><text:span text:style-name="T4">人組在這幾年根本是無權無勢的「浪人」，蔡英文才是大權一把抓的幕府大將軍，將軍弊端遭浪人揭發，卻還有人在社群網站號召，意圖暴力攻擊邱毅與其家人，難道將軍腐敗，罪在浪人？</text:span><text:span text:style-name="T6"><text:line-break/><text:line-break/></text:span><text:span text:style-name="T4">再笑一次：蔡英文單純善良。</text:span><text:span text:style-name="T6"><text:line-break/><text:line-break/></text:span><text:span text:style-name="T4">＊作者為自由撰稿人</text:span></text:p>
      <text:p text:style-name="P5"><text:span text:style-name="T3">陳真</text:span><text:span text:style-name="T4"><text:s/>  |  2020.01.06 19:41   |   </text:span><text:a xlink:type="simple" xlink:href="http://palinfo.habago.org/Entry?Command=Information_PrintForum&amp;iPage=1#FORUM38365"><text:span text:style-name="T5">#</text:span></text:a></text:p>
      <text:p text:style-name="P6"><text:span text:style-name="T4">萬康，</text:span><text:span text:style-name="T6"><text:line-break/><text:line-break/></text:span><text:span text:style-name="T4">就事論事，若有冒犯，還請原諒。</text:span><text:span text:style-name="T6"><text:line-break/><text:line-break/></text:span><text:span text:style-name="T4">任何人去到那些被美國</text:span><text:span text:style-name="T6"><text:s/>"</text:span><text:span text:style-name="T4">民主輸入</text:span><text:span text:style-name="T6">" </text:span><text:span text:style-name="T4">的國家，都有成為暴力犯罪受害者的高度風險。</text:span><text:span text:style-name="T6"><text:line-break/><text:line-break/></text:span><text:span text:style-name="T4">比方說伊拉克，原本整個國家逐漸步上正軌，社會趨穩，公衛設施在中東更是首屈一指，新生兒死亡率偏低，意味著一種良好的公衛狀況。</text:span><text:span text:style-name="T6"><text:line-break/><text:line-break/></text:span><text:span text:style-name="T4">但是，海珊不太聽美國把拔的話，竟然在</text:span><text:span text:style-name="T6">2002</text:span><text:span text:style-name="T4">年年底準備要以歐元做為儲備貨幣，並宣布說聯合國之</text:span><text:span text:style-name="T6"><text:s/>"</text:span><text:span text:style-name="T4">以油換糧</text:span><text:span text:style-name="T6">" </text:span><text:span text:style-name="T4">計畫將一併改為歐元計價。</text:span><text:span text:style-name="T6"><text:line-break/><text:line-break/></text:span><text:span text:style-name="T4">隔年，美國就入侵、血洗了伊拉克，吊死海珊，上百萬人淪為戰爭亡魂。</text:span><text:span text:style-name="T6"><text:line-break/><text:line-break/></text:span><text:span text:style-name="T4">海珊過去是美國口中的</text:span><text:span text:style-name="T6"><text:s/>"</text:span><text:span text:style-name="T4">民主鬥士</text:span><text:span text:style-name="T6">"</text:span><text:span text:style-name="T4">，但是因為太不聽話，很快就變成</text:span><text:span text:style-name="T6"><text:s/>"</text:span><text:span text:style-name="T4">恐怖份子</text:span><text:span text:style-name="T6">"</text:span><text:span text:style-name="T4">，伊拉克則被美國點名為</text:span><text:span text:style-name="T6"><text:s/>"</text:span><text:span text:style-name="T4">邪惡軸心國</text:span><text:span text:style-name="T6">" </text:span><text:span text:style-name="T4">的</text:span><text:span text:style-name="T6"><text:s/>"</text:span><text:span text:style-name="T4">榜首</text:span><text:span text:style-name="T6">"</text:span><text:span text:style-name="T4">。</text:span><text:span text:style-name="T6"><text:line-break/><text:line-break/></text:span><text:span text:style-name="T4">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6"><text:line-break/><text:line-break/></text:span><text:span text:style-name="T4">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6"> <text:line-break/><text:line-break/></text:span><text:span text:style-name="T4">美軍入侵時，甚至還特別</text:span><text:span text:style-name="T6"><text:s/>"</text:span><text:span text:style-name="T4">開放</text:span><text:span text:style-name="T6">" </text:span><text:span text:style-name="T4">具有人類文明重要價值的伊拉克博物館供大家搶，而故意不加以阻止。布希讚賞說</text:span><text:span text:style-name="T6"><text:s/>"</text:span><text:span text:style-name="T4">自由就是這麼一回事</text:span><text:span text:style-name="T6">"</text:span><text:span text:style-name="T4">，並說這是追求自由的代價。</text:span><text:span text:style-name="T6"><text:line-break/><text:line-break/></text:span><text:span text:style-name="T4">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6">MSF</text:span><text:span text:style-name="T4">，有時連自身也會被炸被殺。根據各項鐵證，美國就曾多次蓄意轟炸</text:span><text:span text:style-name="T6"><text:s/>MSF </text:span><text:span text:style-name="T4">的醫療院所，甚至把一整個醫院幾十個醫護人員全殺掉。</text:span><text:span text:style-name="T6"><text:line-break/><text:line-break/></text:span><text:span text:style-name="T4">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6"><text:line-break/><text:line-break/></text:span><text:span text:style-name="T4">他們並非無知，他們完全知道危險，但仍然還是為所當為。如果你了解他們，就不會以為他們只是什麼被無端扯入的倒霉鬼似的。</text:span><text:span text:style-name="T6"><text:line-break/><text:line-break/></text:span><text:span text:style-name="T4">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5"><text:span text:style-name="T3">謝穎芝</text:span><text:span text:style-name="T4"><text:s/>  |  2020.01.06 17:08   |   </text:span><text:a xlink:type="simple" xlink:href="http://palinfo.habago.org/Entry?Command=Information_PrintForum&amp;iPage=1#FORUM38364"><text:span text:style-name="T5">#</text:span></text:a></text:p>
      <text:p text:style-name="P7"><text:span text:style-name="T4">林靜儀的「統一言論叛國說」打臉了蔡啥洨的「維持現狀論」，綠渣亂黨東騙西騙，無奈就是有一堆蠢蛋會買單，真是無言～</text:span></text:p>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3">陳真</text:span><text:span text:style-name="T4"><text:s/>  |  2020.01.04 03:48   |   </text:span><text:a xlink:type="simple" xlink:href="http://palinfo.habago.org/Entry?Command=Information_PrintForum#FORUM38348"><text:span text:style-name="T5">#</text:span></text:a></text:p>
      <text:p text:style-name="P6"><text:span text:style-name="T4">卡韓政變</text:span><text:span text:style-name="T6"><text:s/>(223)</text:span><text:span text:style-name="T4">：黑鷹為何失事？</text:span><text:span text:style-name="T6"><text:line-break/><text:line-break/></text:span><text:span text:style-name="T4">陳真</text:span><text:span text:style-name="T6"><text:s/>2020. 1. 4.<text:line-break/><text:line-break/><text:line-break/></text:span><text:span text:style-name="T4">美國賣給台灣的黑鷹直升機，號稱「直升機界的勞斯萊斯」，一台要價</text:span><text:span text:style-name="T6">14</text:span><text:span text:style-name="T4">億，卻兩年掉兩架，失事率相當高。這不是很奇怪嗎？這可以用「單純意外」來解釋嗎？更奇怪的是為何會剛好發生在這個總統大選的關鍵時間點？</text:span><text:span text:style-name="T6"><text:line-break/><text:line-break/></text:span><text:span text:style-name="T4">過去幾十年從未這麼「愛台灣」的苦苓，這兩年突然變得綠油油。他表示，「很可能會有關於『黑鷹事件』的謠言或是陰謀論出現！」，因此呼籲「政府應第一時間闢謠，檢調要第一時間抓人，萬萬不可輕忽！」</text:span><text:span text:style-name="T6"><text:line-break/><text:line-break/></text:span><text:span text:style-name="T4">若真要第一時間逮人，苦苓這樣的「呼籲」第一個就應被逮，因為這就是在「帶風向」，預設立場認定綠營不會造謠，而是「闢謠者」。這很荒唐，因為二十幾年來，民進黨及綠媒幾乎每天就是抹黑造謠。</text:span><text:span text:style-name="T6"><text:line-break/><text:line-break/></text:span><text:span text:style-name="T4">事發後，一些綠媒馬上把箭頭指向是「中國暗殺」。更卑鄙齷齪的是，</text:span><text:span text:style-name="T6">AIT </text:span><text:span text:style-name="T4">及美國參謀長竟然違反常態，第一時間紛紛發文悼念罹難的參謀總長沈一鳴，說他是「對抗中國威脅的重要人物」！這話是什麼意思，不言可喻。</text:span><text:span text:style-name="T6"><text:line-break/><text:line-break/></text:span><text:span text:style-name="T4">緊接著，美國幾乎所有主流媒體突然如此重視台灣，全都在事發後幾小時內大幅報導。</text:span><text:span text:style-name="T6">AIT </text:span><text:span text:style-name="T4">居然還降半旗！媽的，如果這不是帶風向，什麼是帶風向？</text:span><text:span text:style-name="T6"><text:line-break/><text:line-break/></text:span><text:span text:style-name="T4">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6"><text:line-break/><text:line-break/></text:span><text:span text:style-name="T4">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6"><text:line-break/><text:line-break/></text:span><text:span text:style-name="T4">各位還記得十一月發生的玻利維亞軍事政變吧？總統莫拉萊斯被美國</text:span><text:span text:style-name="T6"><text:s/>CIA </text:span><text:span text:style-name="T4">所支持的極右派武裝勢力趕下台之前幾天，所搭乘之直升機突然空中故障，機械人為受損，差點喪命。莫拉萊斯認定這是一次暗殺。事實上，美國才是不斷在全世界各地搞暗殺的恐怖主義份子。</text:span><text:span text:style-name="T6"><text:line-break/><text:line-break/></text:span><text:span text:style-name="T4">結論是：</text:span><text:span text:style-name="T6"><text:line-break/><text:line-break/></text:span><text:span text:style-name="T4">一，我並非說這件事就是美國幹的。但是，如果美國和綠營硬要誣賴或影射對岸所為，那麼，依其邏輯，我們更應該把懷疑的箭頭指向美國才對。</text:span><text:span text:style-name="T6"><text:line-break/><text:line-break/></text:span><text:span text:style-name="T4">二，陰謀論通常不足採信，但懷疑論卻往往具有一定的現實基礎。造謠是不對的，但懷疑卻很合理；我不相信政治上會有那麼多「偶然」。</text:span><text:span text:style-name="T6"><text:line-break/><text:line-break/></text:span><text:span text:style-name="T4">三，在這件事情上，如果你可以懷疑那根本無可懷疑的中國大陸，那我們為何不能懷疑那事實上相當可疑而且類似之暗殺前科根本罄竹難書的美國？</text:span></text:p>
      <text:p text:style-name="P5"><text:span text:style-name="T3">阿海</text:span><text:span text:style-name="T4"><text:s/>  |  2020.01.03 18:57   |   </text:span><text:a xlink:type="simple" xlink:href="http://palinfo.habago.org/Entry?Command=Information_PrintForum#FORUM38347"><text:span text:style-name="T5">#</text:span></text:a></text:p>
      <text:p text:style-name="P7"><text:span text:style-name="T4">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3">陳真</text:span><text:span text:style-name="T4"><text:s/>  |  2020.01.01 12:03   |   </text:span><text:a xlink:type="simple" xlink:href="http://palinfo.habago.org/Entry?Command=Information_PrintForum&amp;iPage=1#FORUM38335"><text:span text:style-name="T5">#</text:span></text:a></text:p>
      <text:p text:style-name="P6"><text:span text:style-name="T4">更正：</text:span><text:span text:style-name="T6"><text:line-break/><text:line-break/></text:span><text:span text:style-name="T4">重返戒嚴內文提到解嚴</text:span><text:span text:style-name="T6">30</text:span><text:span text:style-name="T4">周年，</text:span><text:span text:style-name="T6">2007</text:span><text:span text:style-name="T4">年應為</text:span><text:span text:style-name="T6">20</text:span><text:span text:style-name="T4">周年才對。若有轉載或轉寄，煩請更正。謝謝。</text:span><text:span text:style-name="T6"><text:line-break/><text:line-break/></text:span><text:span text:style-name="T4">陳真</text:span></text:p>
      <text:p text:style-name="P5"><text:span text:style-name="T3">謝穎芝</text:span><text:span text:style-name="T4"><text:s/>  |  2020.01.01 12:02   |   </text:span><text:a xlink:type="simple" xlink:href="http://palinfo.habago.org/Entry?Command=Information_PrintForum&amp;iPage=1#FORUM38334"><text:span text:style-name="T5">#</text:span></text:a></text:p>
      <text:p text:style-name="P7"><text:span text:style-name="T4">從昨晚這個網站就連不上，</text:span><text:span text:style-name="T6"><text:line-break/></text:span><text:span text:style-name="T4">是不是又遭受</text:span><text:span text:style-name="T6"><text:s/>DoS </text:span><text:span text:style-name="T4">攻擊了？</text:span><text:span text:style-name="T6"><text:line-break/></text:span><text:span text:style-name="T4">網頁一直回覆「伺服器沒有回應」或出現「</text:span><text:span text:style-name="T6">palinfo.habago.org </text:span><text:span text:style-name="T4">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